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533" officeooo:paragraph-rsid="00071533"/>
    </style:style>
    <style:style style:name="P2" style:family="paragraph" style:parent-style-name="Standard">
      <style:paragraph-properties fo:text-align="start" style:justify-single-word="false"/>
      <style:text-properties officeooo:rsid="00071533" officeooo:paragraph-rsid="00071533"/>
    </style:style>
    <style:style style:name="P3" style:family="paragraph" style:parent-style-name="Standard">
      <style:paragraph-properties fo:text-align="center" style:justify-single-word="false"/>
      <style:text-properties officeooo:rsid="00071533" officeooo:paragraph-rsid="00071533"/>
    </style:style>
    <style:style style:name="P4" style:family="paragraph" style:parent-style-name="Standard">
      <style:paragraph-properties fo:text-align="start" style:justify-single-word="false"/>
      <style:text-properties officeooo:rsid="00071533" officeooo:paragraph-rsid="00071533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1533" officeooo:paragraph-rsid="00071533"/>
    </style:style>
    <style:style style:name="P6" style:family="paragraph" style:parent-style-name="Standard">
      <style:paragraph-properties fo:text-align="start" style:justify-single-word="false"/>
      <style:text-properties officeooo:rsid="0009ad70" officeooo:paragraph-rsid="0009ad70"/>
    </style:style>
    <style:style style:name="T1" style:family="text">
      <style:text-properties officeooo:rsid="0009ad70"/>
    </style:style>
    <style:style style:name="T2" style:family="text">
      <style:text-properties officeooo:rsid="000b4e06"/>
    </style:style>
    <style:style style:name="T3" style:family="text">
      <style:text-properties fo:color="#ce181e" officeooo:rsid="000b4e06"/>
    </style:style>
    <style:style style:name="T4" style:family="text">
      <style:text-properties fo:color="#ce181e" fo:font-weight="bold" officeooo:rsid="000b4e0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AB-MAP Literature</text:p>
      <text:p text:style-name="P1"/>
      <text:p text:style-name="P1"><text:line-break/></text:p>
      <text:p text:style-name="P2"><text:span text:style-name="T1">1) </text:span>RTAB-Map as an Open-Source Lidar and Visual SLAM Library for Large-Scale and Long-Term Online Operation <text:span text:style-name="T2">(</text:span><text:span text:style-name="T4">GOOD PAPER</text:span><text:span text:style-name="T2">)</text:span></text:p>
      <text:p text:style-name="P5">https://introlab.3it.usherbrooke.ca/mediawiki-introlab/images/7/7a/Labbe18JFR_preprint.pdf</text:p>
      <text:p text:style-name="P1"/>
      <text:p text:style-name="P1"/>
      <text:p text:style-name="P6">2)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21:17:00.056346738</meta:creation-date>
    <dc:date>2021-11-23T14:49:29.653854264</dc:date>
    <meta:editing-duration>PT31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2" meta:character-count="232" meta:non-whitespace-character-count="212"/>
  </office:meta>
</office:document-meta>
</file>